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8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9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17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40.74mm" svg:height="57.48mm" svg:x="87.99mm" svg:y="1mm">
            <loext:p draw:notify-on-update-of-ranges="Planilha1.B3:Planilha1.B10 Planilha1.C2:Planilha1.C2 Planilha1.C3:Planilha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5.09mm" svg:height="80.1mm" svg:x="135.05mm" svg:y="291.16mm">
            <loext:p draw:notify-on-update-of-ranges="Planilha1.B75:Planilha1.B83 Planilha1.C74:Planilha1.C74 Planilha1.C75:Planilha1.C83 Planilha1.D74:Planilha1.D74 Planilha1.D75:Planilha1.D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8.84mm" svg:height="79.33mm" svg:x="80.62mm" svg:y="382.15mm">
            <loext:p draw:notify-on-update-of-ranges="Planilha1.B86:Planilha1.B86 Planilha1.B87:Planilha1.B93 Planilha1.C86:Planilha1.C86 Planilha1.C87:Planilha1.C9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7.2mm" svg:height="76.38mm" svg:x="174.53mm" svg:y="384.87mm">
            <loext:p draw:notify-on-update-of-ranges="Planilha1.B95:Planilha1.B95 Planilha1.B96:Planilha1.B102 Planilha1.C95:Planilha1.C95 Planilha1.C96:Planilha1.C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4.44mm" svg:height="82.14mm" svg:x="85.2mm" svg:y="507.95mm">
            <loext:p draw:notify-on-update-of-ranges="Planilha1.B113:Planilha1.B113 Planilha1.B114:Planilha1.B122 Planilha1.C113:Planilha1.C113 Planilha1.C114:Planilha1.C1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24.94mm" svg:height="82.5mm" svg:x="205.54mm" svg:y="508.85mm">
            <loext:p draw:notify-on-update-of-ranges="Planilha1.B124:Planilha1.B124 Planilha1.B125:Planilha1.B133 Planilha1.C124:Planilha1.C124 Planilha1.C125:Planilha1.C1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PERU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ltitud</text:p>
          </table:table-cell>
          <table:table-cell table:style-name="ce1" office:value-type="string" calcext:value-type="string">
            <text:p>Nro Nuerto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-500</text:p>
          </table:table-cell>
          <table:table-cell office:value-type="float" office:value="3257" calcext:value-type="float">
            <text:p>32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501-100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501-200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01-2500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501-300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3001-350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3501-400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4001-450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ERU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Altitud</text:p>
          </table:table-cell>
          <table:table-cell table:style-name="ce3" office:value-type="string" calcext:value-type="string">
            <text:p>mês</text:p>
          </table:table-cell>
          <table:table-cell table:style-name="ce1" office:value-type="string" calcext:value-type="string">
            <text:p>Nro Nuerto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-500</text:p>
          </table:table-cell>
          <table:table-cell office:value-type="string" calcext:value-type="string">
            <text:p>MAR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0-500</text:p>
          </table:table-cell>
          <table:table-cell office:value-type="string" calcext:value-type="string">
            <text:p>ABR</text:p>
          </table:table-cell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0-500</text:p>
          </table:table-cell>
          <table:table-cell office:value-type="string" calcext:value-type="string">
            <text:p>MAI</text:p>
          </table:table-cell>
          <table:table-cell office:value-type="float" office:value="1531" calcext:value-type="float">
            <text:p>15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01-1000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501-1000</text:p>
          </table:table-cell>
          <table:table-cell office:value-type="string" calcext:value-type="string">
            <text:p>AB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501-1000</text:p>
          </table:table-cell>
          <table:table-cell office:value-type="string" calcext:value-type="string">
            <text:p>MAI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1501-2000</text:p>
          </table:table-cell>
          <table:table-cell office:value-type="string" calcext:value-type="string">
            <text:p>MAI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001-2500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001-2500</text:p>
          </table:table-cell>
          <table:table-cell office:value-type="string" calcext:value-type="string">
            <text:p>AB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Default" office:value-type="string" calcext:value-type="string">
            <text:p>2001-2500</text:p>
          </table:table-cell>
          <table:table-cell office:value-type="string" calcext:value-type="string">
            <text:p>MAI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501-3000</text:p>
          </table:table-cell>
          <table:table-cell office:value-type="string" calcext:value-type="string">
            <text:p>AB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2501-3000</text:p>
          </table:table-cell>
          <table:table-cell office:value-type="string" calcext:value-type="string">
            <text:p>MA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3001-3500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3001-3500</text:p>
          </table:table-cell>
          <table:table-cell office:value-type="string" calcext:value-type="string">
            <text:p>AB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3001-3500</text:p>
          </table:table-cell>
          <table:table-cell office:value-type="string" calcext:value-type="string">
            <text:p>MAI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3501-4000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3501-4000</text:p>
          </table:table-cell>
          <table:table-cell office:value-type="string" calcext:value-type="string">
            <text:p>AB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3501-4000</text:p>
          </table:table-cell>
          <table:table-cell office:value-type="string" calcext:value-type="string">
            <text:p>MAI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4001-4500</text:p>
          </table:table-cell>
          <table:table-cell office:value-type="string" calcext:value-type="string">
            <text:p>AB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4001-4500</text:p>
          </table:table-cell>
          <table:table-cell office:value-type="string" calcext:value-type="string">
            <text:p>MAI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ERU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Altitud</text:p>
          </table:table-cell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Nro Contagio</text:p>
          </table:table-cell>
          <table:table-cell table:style-name="ce1" office:value-type="string" calcext:value-type="string">
            <text:p>Nro mortos</text:p>
          </table:table-cell>
          <table:table-cell table:style-name="ce1" office:value-type="string" calcext:value-type="string">
            <text:p>Taxa de Mortalidade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50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284" calcext:value-type="float">
            <text:p>1284</text:p>
          </table:table-cell>
          <table:table-cell table:style-name="ce2" office:value-type="float" office:value="60" calcext:value-type="float">
            <text:p>60</text:p>
          </table:table-cell>
          <table:table-cell table:style-name="ce6" table:formula="of:=([.F39]/[.E39])*100" office:value-type="float" office:value="4.67289719626168" calcext:value-type="float">
            <text:p>4,67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500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float" office:value="38269" calcext:value-type="float">
            <text:p>38269</text:p>
          </table:table-cell>
          <table:table-cell table:style-name="ce2" office:value-type="float" office:value="1666" calcext:value-type="float">
            <text:p>1666</text:p>
          </table:table-cell>
          <table:table-cell table:style-name="ce6" table:formula="of:=([.F40]/[.E40])*100" office:value-type="float" office:value="4.35339308578745" calcext:value-type="float">
            <text:p>4,35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-500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float" office:value="56948" calcext:value-type="float">
            <text:p>56948</text:p>
          </table:table-cell>
          <table:table-cell table:style-name="ce2" office:value-type="float" office:value="1531" calcext:value-type="float">
            <text:p>1531</text:p>
          </table:table-cell>
          <table:table-cell table:style-name="ce6" table:formula="of:=([.F41]/[.E41])*100" office:value-type="float" office:value="2.68841750368757" calcext:value-type="float">
            <text:p>2,69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1-100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([.F42]/[.E42])*100" office:value-type="float" office:value="16.6666666666667" calcext:value-type="float">
            <text:p>16,67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1-1000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formula="of:=([.F43]/[.E43])*100" office:value-type="float" office:value="2.34604105571848" calcext:value-type="float">
            <text:p>2,35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1-1000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formula="of:=([.F44]/[.E44])*100" office:value-type="float" office:value="1.61691542288557" calcext:value-type="float">
            <text:p>1,62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1-1500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6" table:formula="of:=([.F45]/[.E45])*100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1-1500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 table:style-name="ce6" table:formula="of:=([.F46]/[.E46])*100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501-2000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6" table:formula="of:=([.F47]/[.E47])*100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01-2000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([.F48]/[.E48])*100" office:value-type="float" office:value="8.92857142857143" calcext:value-type="float">
            <text:p>8,93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1-250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([.F49]/[.E49])*100" office:value-type="float" office:value="3.125" calcext:value-type="float">
            <text:p>3,13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1-2500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17" calcext:value-type="float">
            <text:p>17</text:p>
          </table:table-cell>
          <table:table-cell table:style-name="ce6" table:formula="of:=([.F50]/[.E50])*100" office:value-type="float" office:value="2.4745269286754" calcext:value-type="float">
            <text:p>2,47</text:p>
          </table:table-cell>
          <table:table-cell table:style-name="ce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001-2500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formula="of:=([.F51]/[.E51])*100" office:value-type="float" office:value="0.631136044880785" calcext:value-type="float">
            <text:p>0,63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01-300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6" table:formula="of:=([.F52]/[.E52])*100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01-3000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2" calcext:value-type="float">
            <text:p>2</text:p>
          </table:table-cell>
          <table:table-cell table:style-name="ce6" table:formula="of:=([.F53]/[.E53])*100" office:value-type="float" office:value="0.53475935828877" calcext:value-type="float">
            <text:p>0,53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1-3000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([.F54]/[.E54])*100" office:value-type="float" office:value="0.606060606060606" calcext:value-type="float">
            <text:p>0,61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01-350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([.F55]/[.E55])*100" office:value-type="float" office:value="5.26315789473684" calcext:value-type="float">
            <text:p>5,26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01-3500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formula="of:=([.F56]/[.E56])*100" office:value-type="float" office:value="1.81818181818182" calcext:value-type="float">
            <text:p>1,82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01-3500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float" office:value="1495" calcext:value-type="float">
            <text:p>1495</text:p>
          </table:table-cell>
          <table:table-cell table:style-name="ce2" office:value-type="float" office:value="18" calcext:value-type="float">
            <text:p>18</text:p>
          </table:table-cell>
          <table:table-cell table:style-name="ce6" table:formula="of:=([.F57]/[.E57])*100" office:value-type="float" office:value="1.20401337792642" calcext:value-type="float">
            <text:p>1,20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01-400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([.F58]/[.E58])*100" office:value-type="float" office:value="16.6666666666667" calcext:value-type="float">
            <text:p>16,67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01-4000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" calcext:value-type="float">
            <text:p>2</text:p>
          </table:table-cell>
          <table:table-cell table:style-name="ce6" table:formula="of:=([.F59]/[.E59])*100" office:value-type="float" office:value="0.806451612903226" calcext:value-type="float">
            <text:p>0,81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01-4000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" calcext:value-type="float">
            <text:p>3</text:p>
          </table:table-cell>
          <table:table-cell table:style-name="ce6" table:formula="of:=([.F60]/[.E60])*100" office:value-type="float" office:value="0.769230769230769" calcext:value-type="float">
            <text:p>0,77</text:p>
          </table:table-cell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01-450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6" table:formula="of:=([.F61]/[.E61])*100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01-4500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formula="of:=([.F62]/[.E62])*100" office:value-type="float" office:value="5.64516129032258" calcext:value-type="float">
            <text:p>5,65</text:p>
          </table:table-cell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01-4500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formula="of:=([.F63]/[.E63])*100" office:value-type="float" office:value="5.73248407643312" calcext:value-type="float">
            <text:p>5,73</text:p>
          </table:table-cell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ltitud</text:p>
          </table:table-cell>
          <table:table-cell table:style-name="ce1" office:value-type="string" calcext:value-type="string">
            <text:p>Nro morto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-500</text:p>
          </table:table-cell>
          <table:table-cell table:style-name="Default" office:value-type="float" office:value="3257" calcext:value-type="float">
            <text:p>32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1-1000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01-200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01-2500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01-300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01-3500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01-400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001-450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ltitud</text:p>
          </table:table-cell>
          <table:table-cell table:style-name="ce3" office:value-type="string" calcext:value-type="string">
            <text:p>Contagio</text:p>
          </table:table-cell>
          <table:table-cell table:style-name="ce3" office:value-type="string" calcext:value-type="string">
            <text:p>Mortos</text:p>
          </table:table-cell>
          <table:table-cell table:style-name="ce3" office:value-type="string" calcext:value-type="string">
            <text:p>Motalida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-500</text:p>
          </table:table-cell>
          <table:table-cell table:style-name="Default" office:value-type="float" office:value="100338" calcext:value-type="float">
            <text:p>100338</text:p>
          </table:table-cell>
          <table:table-cell office:value-type="float" office:value="3257" calcext:value-type="float">
            <text:p>3257</text:p>
          </table:table-cell>
          <table:table-cell table:style-name="ce4" table:formula="of:=([.D75]/[.C75])*100" office:value-type="float" office:value="3.24602842392713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1-1000</text:p>
          </table:table-cell>
          <table:table-cell table:style-name="Default" office:value-type="float" office:value="1254" calcext:value-type="float">
            <text:p>1254</text:p>
          </table:table-cell>
          <table:table-cell office:value-type="float" office:value="22" calcext:value-type="float">
            <text:p>22</text:p>
          </table:table-cell>
          <table:table-cell table:style-name="ce4" table:formula="of:=([.D76]/[.C76])*100" office:value-type="float" office:value="1.75438596491228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1-1500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style-name="ce4" table:formula="of:=([.D77]/[.C77])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01-2000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style-name="ce4" table:formula="of:=([.D78]/[.C78])*100" office:value-type="float" office:value="4.34782608695652" calcext:value-type="float">
            <text:p>4,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01-2500</text:p>
          </table:table-cell>
          <table:table-cell table:style-name="Default" office:value-type="float" office:value="2557" calcext:value-type="float">
            <text:p>2557</text:p>
          </table:table-cell>
          <table:table-cell office:value-type="float" office:value="27" calcext:value-type="float">
            <text:p>27</text:p>
          </table:table-cell>
          <table:table-cell table:style-name="ce4" table:formula="of:=([.D79]/[.C79])*100" office:value-type="float" office:value="1.05592491200626" calcext:value-type="float">
            <text:p>1,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01-3000</text:p>
          </table:table-cell>
          <table:table-cell table:style-name="Default" office:value-type="float" office:value="1082" calcext:value-type="float">
            <text:p>1082</text:p>
          </table:table-cell>
          <table:table-cell office:value-type="float" office:value="6" calcext:value-type="float">
            <text:p>6</text:p>
          </table:table-cell>
          <table:table-cell table:style-name="ce4" table:formula="of:=([.D80]/[.C80])*100" office:value-type="float" office:value="0.55452865064695" calcext:value-type="float">
            <text:p>0,5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01-3500</text:p>
          </table:table-cell>
          <table:table-cell table:style-name="Default" office:value-type="float" office:value="2275" calcext:value-type="float">
            <text:p>2275</text:p>
          </table:table-cell>
          <table:table-cell office:value-type="float" office:value="32" calcext:value-type="float">
            <text:p>32</text:p>
          </table:table-cell>
          <table:table-cell table:style-name="ce4" table:formula="of:=([.D81]/[.C81])*100" office:value-type="float" office:value="1.40659340659341" calcext:value-type="float">
            <text:p>1,4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01-4000</text:p>
          </table:table-cell>
          <table:table-cell table:style-name="Default" office:value-type="float" office:value="706" calcext:value-type="float">
            <text:p>706</text:p>
          </table:table-cell>
          <table:table-cell office:value-type="float" office:value="6" calcext:value-type="float">
            <text:p>6</text:p>
          </table:table-cell>
          <table:table-cell table:style-name="ce4" table:formula="of:=([.D82]/[.C82])*100" office:value-type="float" office:value="0.84985835694051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001-4500</text:p>
          </table:table-cell>
          <table:table-cell table:style-name="Default"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table:style-name="ce4" table:formula="of:=([.D83]/[.C83])*100" office:value-type="float" office:value="5.38720538720539" calcext:value-type="float">
            <text:p>5,3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Altitud</text:p>
          </table:table-cell>
          <table:table-cell table:style-name="ce1" office:value-type="string" calcext:value-type="string">
            <text:p>Morte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-500</text:p>
          </table:table-cell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1-10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1-150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501-200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01-250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501-3000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001-350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Altitud</text:p>
          </table:table-cell>
          <table:table-cell table:style-name="ce1" office:value-type="string" calcext:value-type="string">
            <text:p>Contagio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-500</text:p>
          </table:table-cell>
          <table:table-cell office:value-type="float" office:value="8339" calcext:value-type="float">
            <text:p>8339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1-1000</text:p>
          </table:table-cell>
          <table:table-cell office:value-type="float" office:value="2076" calcext:value-type="float">
            <text:p>2076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1-1500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501-2000</text:p>
          </table:table-cell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01-2500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501-3000</text:p>
          </table:table-cell>
          <table:table-cell office:value-type="float" office:value="7655" calcext:value-type="float">
            <text:p>7655</text:p>
          </table:table-cell>
          <table:table-cell table:number-columns-repeated="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001-3500</text:p>
          </table:table-cell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Altitud</text:p>
          </table:table-cell>
          <table:table-cell table:style-name="ce1" office:value-type="string" calcext:value-type="string">
            <text:p>Contagio</text:p>
          </table:table-cell>
          <table:table-cell table:style-name="ce1" office:value-type="string" calcext:value-type="string">
            <text:p>Morte</text:p>
          </table:table-cell>
          <table:table-cell table:style-name="ce1" office:value-type="string" calcext:value-type="string">
            <text:p>taxa_morte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-500</text:p>
          </table:table-cell>
          <table:table-cell office:value-type="float" office:value="8339" calcext:value-type="float">
            <text:p>8339</text:p>
          </table:table-cell>
          <table:table-cell table:style-name="ce2" office:value-type="float" office:value="327" calcext:value-type="float">
            <text:p>327</text:p>
          </table:table-cell>
          <table:table-cell table:style-name="ce5" table:formula="of:=([.D105]/[.C105])*100" office:value-type="float" office:value="3.92133349322461" calcext:value-type="float">
            <text:p>3,9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1-1000</text:p>
          </table:table-cell>
          <table:table-cell office:value-type="float" office:value="2076" calcext:value-type="float">
            <text:p>2076</text:p>
          </table:table-cell>
          <table:table-cell table:style-name="ce2" office:value-type="float" office:value="100" calcext:value-type="float">
            <text:p>100</text:p>
          </table:table-cell>
          <table:table-cell table:style-name="ce5" table:formula="of:=([.D106]/[.C106])*100" office:value-type="float" office:value="4.81695568400771" calcext:value-type="float">
            <text:p>4,8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1-1500</text:p>
          </table:table-cell>
          <table:table-cell office:value-type="float" office:value="715" calcext:value-type="float">
            <text:p>715</text:p>
          </table:table-cell>
          <table:table-cell table:style-name="ce2" office:value-type="float" office:value="30" calcext:value-type="float">
            <text:p>30</text:p>
          </table:table-cell>
          <table:table-cell table:style-name="ce5" table:formula="of:=([.D107]/[.C107])*100" office:value-type="float" office:value="4.1958041958042" calcext:value-type="float">
            <text:p>4,2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501-2000</text:p>
          </table:table-cell>
          <table:table-cell office:value-type="float" office:value="828" calcext:value-type="float">
            <text:p>828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([.D108]/[.C108])*100" office:value-type="float" office:value="1.32850241545894" calcext:value-type="float">
            <text:p>1,3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01-2500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([.D109]/[.C109])*100" office:value-type="float" office:value="5.12820512820513" calcext:value-type="float">
            <text:p>5,1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501-3000</text:p>
          </table:table-cell>
          <table:table-cell office:value-type="float" office:value="7655" calcext:value-type="float">
            <text:p>7655</text:p>
          </table:table-cell>
          <table:table-cell table:style-name="ce2" office:value-type="float" office:value="243" calcext:value-type="float">
            <text:p>243</text:p>
          </table:table-cell>
          <table:table-cell table:style-name="ce5" table:formula="of:=([.D110]/[.C110])*100" office:value-type="float" office:value="3.17439581972567" calcext:value-type="float">
            <text:p>3,2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001-3500</text:p>
          </table:table-cell>
          <table:table-cell office:value-type="float" office:value="446" calcext:value-type="float">
            <text:p>446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formula="of:=([.D111]/[.C111])*100" office:value-type="float" office:value="4.26008968609865" calcext:value-type="float">
            <text:p>4,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GERAL</text:p>
          </table:table-cell>
          <table:table-cell table:style-name="ce1" office:value-type="string" calcext:value-type="string">
            <text:p>Altitud</text:p>
          </table:table-cell>
          <table:table-cell table:style-name="ce1" office:value-type="string" calcext:value-type="string">
            <text:p>Morte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-500</text:p>
          </table:table-cell>
          <table:table-cell office:value-type="float" office:value="3584" calcext:value-type="float">
            <text:p>3584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1-1000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1-150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501-200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01-2500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501-3000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001-350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501-400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4001-450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GERAL</text:p>
          </table:table-cell>
          <table:table-cell table:style-name="ce1" office:value-type="string" calcext:value-type="string">
            <text:p>Altitud</text:p>
          </table:table-cell>
          <table:table-cell table:style-name="ce1" office:value-type="string" calcext:value-type="string">
            <text:p>Contagio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-500</text:p>
          </table:table-cell>
          <table:table-cell office:value-type="float" office:value="108677" calcext:value-type="float">
            <text:p>108677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1-1000</text:p>
          </table:table-cell>
          <table:table-cell office:value-type="float" office:value="3330" calcext:value-type="float">
            <text:p>3330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1-1500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501-2000</text:p>
          </table:table-cell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01-2500</text:p>
          </table:table-cell>
          <table:table-cell office:value-type="float" office:value="2674" calcext:value-type="float">
            <text:p>2674</text:p>
          </table:table-cell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501-3000</text:p>
          </table:table-cell>
          <table:table-cell office:value-type="float" office:value="8737" calcext:value-type="float">
            <text:p>8737</text:p>
          </table:table-cell>
          <table:table-cell table:number-columns-repeated="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001-3500</text:p>
          </table:table-cell>
          <table:table-cell office:value-type="float" office:value="2721" calcext:value-type="float">
            <text:p>2721</text:p>
          </table:table-cell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501-4000</text:p>
          </table:table-cell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4001-4500</text:p>
          </table:table-cell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GERAL</text:p>
          </table:table-cell>
          <table:table-cell table:style-name="ce1" office:value-type="string" calcext:value-type="string">
            <text:p>Altitud</text:p>
          </table:table-cell>
          <table:table-cell table:style-name="ce1" office:value-type="string" calcext:value-type="string">
            <text:p>Contagio</text:p>
          </table:table-cell>
          <table:table-cell table:style-name="ce1" office:value-type="string" calcext:value-type="string">
            <text:p>Morte</text:p>
          </table:table-cell>
          <table:table-cell table:style-name="ce1" office:value-type="string" calcext:value-type="string">
            <text:p>taxa_morte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-500</text:p>
          </table:table-cell>
          <table:table-cell office:value-type="float" office:value="108677" calcext:value-type="float">
            <text:p>108677</text:p>
          </table:table-cell>
          <table:table-cell table:style-name="ce2" office:value-type="float" office:value="3584" calcext:value-type="float">
            <text:p>3584</text:p>
          </table:table-cell>
          <table:table-cell table:style-name="ce5" table:formula="of:=([.D136]/[.C136])*100" office:value-type="float" office:value="3.29784591035822" calcext:value-type="float">
            <text:p>3,3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1-1000</text:p>
          </table:table-cell>
          <table:table-cell office:value-type="float" office:value="3330" calcext:value-type="float">
            <text:p>3330</text:p>
          </table:table-cell>
          <table:table-cell table:style-name="ce2" office:value-type="float" office:value="122" calcext:value-type="float">
            <text:p>122</text:p>
          </table:table-cell>
          <table:table-cell table:style-name="ce5" table:formula="of:=([.D137]/[.C137])*100" office:value-type="float" office:value="3.66366366366366" calcext:value-type="float">
            <text:p>3,7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1-1500</text:p>
          </table:table-cell>
          <table:table-cell office:value-type="float" office:value="860" calcext:value-type="float">
            <text:p>860</text:p>
          </table:table-cell>
          <table:table-cell table:style-name="ce2" office:value-type="float" office:value="30" calcext:value-type="float">
            <text:p>30</text:p>
          </table:table-cell>
          <table:table-cell table:style-name="ce5" table:formula="of:=([.D138]/[.C138])*100" office:value-type="float" office:value="3.48837209302326" calcext:value-type="float">
            <text:p>3,5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501-2000</text:p>
          </table:table-cell>
          <table:table-cell office:value-type="float" office:value="943" calcext:value-type="float">
            <text:p>943</text:p>
          </table:table-cell>
          <table:table-cell table:style-name="ce2" office:value-type="float" office:value="16" calcext:value-type="float">
            <text:p>16</text:p>
          </table:table-cell>
          <table:table-cell table:style-name="ce5" table:formula="of:=([.D139]/[.C139])*100" office:value-type="float" office:value="1.69671261930011" calcext:value-type="float">
            <text:p>1,7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01-2500</text:p>
          </table:table-cell>
          <table:table-cell office:value-type="float" office:value="2674" calcext:value-type="float">
            <text:p>2674</text:p>
          </table:table-cell>
          <table:table-cell table:style-name="ce2" office:value-type="float" office:value="33" calcext:value-type="float">
            <text:p>33</text:p>
          </table:table-cell>
          <table:table-cell table:style-name="ce5" table:formula="of:=([.D140]/[.C140])*100" office:value-type="float" office:value="1.2341062079282" calcext:value-type="float">
            <text:p>1,2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501-3000</text:p>
          </table:table-cell>
          <table:table-cell office:value-type="float" office:value="8737" calcext:value-type="float">
            <text:p>8737</text:p>
          </table:table-cell>
          <table:table-cell table:style-name="ce2" office:value-type="float" office:value="249" calcext:value-type="float">
            <text:p>249</text:p>
          </table:table-cell>
          <table:table-cell table:style-name="ce5" table:formula="of:=([.D141]/[.C141])*100" office:value-type="float" office:value="2.84994849490672" calcext:value-type="float">
            <text:p>2,8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001-3500</text:p>
          </table:table-cell>
          <table:table-cell office:value-type="float" office:value="2721" calcext:value-type="float">
            <text:p>2721</text:p>
          </table:table-cell>
          <table:table-cell table:style-name="ce2" office:value-type="float" office:value="51" calcext:value-type="float">
            <text:p>51</text:p>
          </table:table-cell>
          <table:table-cell table:style-name="ce5" table:formula="of:=([.D142]/[.C142])*100" office:value-type="float" office:value="1.87431091510474" calcext:value-type="float">
            <text:p>1,9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501-4000</text:p>
          </table:table-cell>
          <table:table-cell office:value-type="float" office:value="706" calcext:value-type="float">
            <text:p>706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([.D143]/[.C143])*100" office:value-type="float" office:value="0.84985835694051" calcext:value-type="float">
            <text:p>0,8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4001-4500</text:p>
          </table:table-cell>
          <table:table-cell office:value-type="float" office:value="297" calcext:value-type="float">
            <text:p>297</text:p>
          </table:table-cell>
          <table:table-cell table:style-name="ce2" office:value-type="float" office:value="16" calcext:value-type="float">
            <text:p>16</text:p>
          </table:table-cell>
          <table:table-cell table:style-name="ce5" table:formula="of:=([.D144]/[.C144])*100" office:value-type="float" office:value="5.38720538720539" calcext:value-type="float">
            <text:p>5,4</text:p>
          </table:table-cell>
          <table:table-cell table:number-columns-repeated="3"/>
        </table:table-row>
      </table:table>
      <table:table table:name="Planilha2" table:style-name="ta1">
        <table:table-column table:style-name="co1" table:number-columns-repeated="14" table:default-cell-style-name="Default"/>
        <table:table-row table:style-name="ro2">
          <table:table-cell table:style-name="ce7" office:value-type="string" calcext:value-type="string">
            <text:p>Temp. media (°C) </text:p>
          </table:table-cell>
          <table:table-cell table:style-name="ce8" office:value-type="string" calcext:value-type="string">
            <text:p>25.2 </text:p>
          </table:table-cell>
          <table:table-cell table:number-columns-repeated="2" table:style-name="ce8" office:value-type="string" calcext:value-type="string">
            <text:p>25.1 </text:p>
          </table:table-cell>
          <table:table-cell table:style-name="ce8" office:value-type="string" calcext:value-type="string">
            <text:p>24.9 </text:p>
          </table:table-cell>
          <table:table-cell table:style-name="ce8" office:value-type="string" calcext:value-type="string">
            <text:p>24.5 </text:p>
          </table:table-cell>
          <table:table-cell table:style-name="ce8" office:value-type="string" calcext:value-type="string">
            <text:p>23.9 </text:p>
          </table:table-cell>
          <table:table-cell table:style-name="ce8" office:value-type="string" calcext:value-type="string">
            <text:p>23.8 </text:p>
          </table:table-cell>
          <table:table-cell table:style-name="ce8" office:value-type="string" calcext:value-type="string">
            <text:p>24.2 </text:p>
          </table:table-cell>
          <table:table-cell table:number-columns-repeated="2" table:style-name="ce8" office:value-type="string" calcext:value-type="string">
            <text:p>24.7 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25.2 </text:p>
          </table:table-cell>
          <table:table-cell table:style-name="ce9" office:value-type="float" office:value="24.7" calcext:value-type="float">
            <text:p>24,7</text:p>
          </table:table-cell>
        </table:table-row>
        <table:table-row table:style-name="ro2">
          <table:table-cell table:style-name="ce7" office:value-type="string" calcext:value-type="string">
            <text:p>Temp. mín. media (°C) </text:p>
          </table:table-cell>
          <table:table-cell table:style-name="ce8" office:value-type="string" calcext:value-type="string">
            <text:p>19.4 </text:p>
          </table:table-cell>
          <table:table-cell table:number-columns-repeated="2" table:style-name="ce8" office:value-type="string" calcext:value-type="string">
            <text:p>19.3 </text:p>
          </table:table-cell>
          <table:table-cell table:style-name="ce8" office:value-type="string" calcext:value-type="string">
            <text:p>19.1 </text:p>
          </table:table-cell>
          <table:table-cell table:style-name="ce8" office:value-type="string" calcext:value-type="string">
            <text:p>18.5 </text:p>
          </table:table-cell>
          <table:table-cell table:style-name="ce8" office:value-type="string" calcext:value-type="string">
            <text:p>17.5 </text:p>
          </table:table-cell>
          <table:table-cell table:style-name="ce8" office:value-type="string" calcext:value-type="string">
            <text:p>17.3 </text:p>
          </table:table-cell>
          <table:table-cell table:style-name="ce8" office:value-type="string" calcext:value-type="string">
            <text:p>17.5 </text:p>
          </table:table-cell>
          <table:table-cell table:style-name="ce8" office:value-type="string" calcext:value-type="string">
            <text:p>18.2 </text:p>
          </table:table-cell>
          <table:table-cell table:style-name="ce8" office:value-type="string" calcext:value-type="string">
            <text:p>18.5 </text:p>
          </table:table-cell>
          <table:table-cell table:style-name="ce8" office:value-type="string" calcext:value-type="string">
            <text:p>18.9 </text:p>
          </table:table-cell>
          <table:table-cell table:style-name="ce8" office:value-type="string" calcext:value-type="string">
            <text:p>19.4 </text:p>
          </table:table-cell>
          <table:table-cell table:style-name="ce9" office:value-type="float" office:value="18.6" calcext:value-type="float">
            <text:p>18,6</text:p>
          </table:table-cell>
        </table:table-row>
        <table:table-row table:style-name="ro1">
          <table:table-cell/>
          <table:table-cell table:formula="of:=([.B2]+[.B1])/2" office:value-type="string" office:string-value="" calcext:value-type="error">
            <text:p>#VALOR!</text:p>
          </table:table-cell>
          <table:table-cell table:formula="of:=([.C2]+[.C1])/2" office:value-type="string" office:string-value="" calcext:value-type="error">
            <text:p>#VALOR!</text:p>
          </table:table-cell>
          <table:table-cell table:formula="of:=([.D2]+[.D1])/2" office:value-type="string" office:string-value="" calcext:value-type="error">
            <text:p>#VALOR!</text:p>
          </table:table-cell>
          <table:table-cell table:formula="of:=([.E2]+[.E1])/2" office:value-type="string" office:string-value="" calcext:value-type="error">
            <text:p>#VALOR!</text:p>
          </table:table-cell>
          <table:table-cell table:formula="of:=([.F2]+[.F1])/2" office:value-type="string" office:string-value="" calcext:value-type="error">
            <text:p>#VALOR!</text:p>
          </table:table-cell>
          <table:table-cell table:formula="of:=([.G2]+[.G1])/2" office:value-type="string" office:string-value="" calcext:value-type="error">
            <text:p>#VALOR!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([.N2]+[.N1])/2" office:value-type="float" office:value="21.65" calcext:value-type="float">
            <text:p>21,65</text:p>
          </table:table-cell>
        </table:table-row>
        <table:table-row table:style-name="ro1">
          <table:table-cell table:number-columns-repeated="6"/>
          <table:table-cell table:formula="of:=SUM([.B3:.G3])/6" office:value-type="string" office:string-value="" calcext:value-type="error">
            <text:p>#VALOR!</text:p>
          </table:table-cell>
          <table:table-cell table:number-columns-repeated="7"/>
        </table:table-row>
        <table:table-row table:style-name="ro1" table:number-rows-repeated="4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Planilha3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4">00/00/0000</text:date>, <text:time style:data-style-name="N2" text:time-value="21:46:50.8506506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1:52:23.003068035</meta:creation-date>
    <dc:date>2020-06-04T22:01:32.607717396</dc:date>
    <meta:editing-duration>P9DT3H19M5S</meta:editing-duration>
    <meta:editing-cycles>28</meta:editing-cycles>
    <meta:generator>LibreOffice/5.1.6.2$Linux_X86_64 LibreOffice_project/10m0$Build-2</meta:generator>
    <meta:document-statistic meta:table-count="3" meta:cell-count="6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75cm" svg:height="5.749cm" xlink:href=".." xlink:type="simple" chart:class="chart:bar" chart:style-name="ch1">
        <chart:legend chart:legend-position="end" svg:x="11.324cm" svg:y="2.561cm" style:legend-expansion="high" chart:style-name="ch2"/>
        <chart:plot-area chart:style-name="ch3" table:cell-range-address="Planilha1.B2:Planilha1.C10" chart:data-source-has-labels="both" svg:x="0.281cm" svg:y="0.114cm" svg:width="10.762cm" svg:height="5.521cm">
          <chartooo:coordinate-region svg:x="1.379cm" svg:y="0.114cm" svg:width="9.664cm" svg:height="3.475cm"/>
          <chart:axis chart:dimension="x" chart:name="primary-x" chart:style-name="ch4" chartooo:axis-type="auto">
            <chartooo:date-scale/>
            <chart:categories table:cell-range-address="Planilha1.B3:Planilha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3:Planilha1.C10" chart:label-cell-address="Planilha1.C2:Planilha1.C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ro Nuertos</text:p>
                <draw:g>
                  <svg:desc>Planilha1.C2:Planilh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0</text:p>
                <draw:g>
                  <svg:desc>Planilha1.B3:Planilha1.B10</svg:desc>
                </draw:g>
              </table:table-cell>
              <table:table-cell office:value-type="float" office:value="3257">
                <text:p>3257</text:p>
                <draw:g>
                  <svg:desc>Planilha1.C3:Planilha1.C10</svg:desc>
                </draw:g>
              </table:table-cell>
            </table:table-row>
            <table:table-row>
              <table:table-cell office:value-type="string">
                <text:p>501-1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01-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1-25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01-3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1-35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01-4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01-450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1cm" svg:height="8.011cm" xlink:href=".." xlink:type="simple" chart:class="chart:bar" chart:style-name="ch1">
        <chart:legend chart:legend-position="end" svg:x="13.243cm" svg:y="3.43cm" style:legend-expansion="high" chart:style-name="ch2"/>
        <chart:plot-area chart:style-name="ch3" table:cell-range-address="Planilha1.B74:Planilha1.D83" chart:data-source-has-labels="both" svg:x="0.31cm" svg:y="0.16cm" svg:width="12.623cm" svg:height="7.691cm">
          <chartooo:coordinate-region svg:x="1.831cm" svg:y="0.16cm" svg:width="11.102cm" svg:height="5.645cm"/>
          <chart:axis chart:dimension="x" chart:name="primary-x" chart:style-name="ch4" chartooo:axis-type="auto">
            <chartooo:date-scale/>
            <chart:categories table:cell-range-address="Planilha1.B75:Planilha1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75:Planilha1.C83" chart:label-cell-address="Planilha1.C74:Planilha1.C74" chart:class="chart:bar">
            <chart:data-point chart:repeated="9"/>
          </chart:series>
          <chart:series chart:style-name="ch8" chart:values-cell-range-address="Planilha1.D75:Planilha1.D83" chart:label-cell-address="Planilha1.D74:Planilha1.D74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gio</text:p>
                <draw:g>
                  <svg:desc>Planilha1.C74:Planilha1.C74</svg:desc>
                </draw:g>
              </table:table-cell>
              <table:table-cell office:value-type="string">
                <text:p>Mortos</text:p>
                <draw:g>
                  <svg:desc>Planilha1.D74:Planilha1.D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0</text:p>
                <draw:g>
                  <svg:desc>Planilha1.B75:Planilha1.B83</svg:desc>
                </draw:g>
              </table:table-cell>
              <table:table-cell office:value-type="float" office:value="100338">
                <text:p>100338</text:p>
                <draw:g>
                  <svg:desc>Planilha1.C75:Planilha1.C83</svg:desc>
                </draw:g>
              </table:table-cell>
              <table:table-cell office:value-type="float" office:value="3257">
                <text:p>3257</text:p>
                <draw:g>
                  <svg:desc>Planilha1.D75:Planilha1.D83</svg:desc>
                </draw:g>
              </table:table-cell>
            </table:table-row>
            <table:table-row>
              <table:table-cell office:value-type="string">
                <text:p>501-1000</text:p>
              </table:table-cell>
              <table:table-cell office:value-type="float" office:value="1254">
                <text:p>12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1-150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-2000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1-2500</text:p>
              </table:table-cell>
              <table:table-cell office:value-type="float" office:value="2557">
                <text:p>25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01-3000</text:p>
              </table:table-cell>
              <table:table-cell office:value-type="float" office:value="1082">
                <text:p>10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1-3500</text:p>
              </table:table-cell>
              <table:table-cell office:value-type="float" office:value="2275">
                <text:p>22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01-4000</text:p>
              </table:table-cell>
              <table:table-cell office:value-type="float" office:value="706">
                <text:p>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01-4500</text:p>
              </table:table-cell>
              <table:table-cell office:value-type="float" office:value="297">
                <text:p>29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85cm" svg:height="7.934cm" xlink:href=".." xlink:type="simple" chart:class="chart:bar" chart:style-name="ch1">
        <chart:title svg:x="2.786cm" svg:y="0.293cm" chart:style-name="ch2">
          <text:p>Colombia/Morte</text:p>
        </chart:title>
        <chart:legend chart:legend-position="end" svg:x="7.193cm" svg:y="3.654cm" style:legend-expansion="high" chart:style-name="ch3"/>
        <chart:plot-area chart:style-name="ch4" table:cell-range-address="Planilha1.B86:Planilha1.C93" chart:data-source-has-labels="both" svg:x="0.177cm" svg:y="1.242cm" svg:width="6.839cm" svg:height="6.534cm">
          <chartooo:coordinate-region svg:x="1.063cm" svg:y="1.242cm" svg:width="5.953cm" svg:height="4.488cm"/>
          <chart:axis chart:dimension="x" chart:name="primary-x" chart:style-name="ch5" chartooo:axis-type="auto">
            <chartooo:date-scale/>
            <chart:categories table:cell-range-address="Planilha1.B87:Planilha1.B9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87:Planilha1.C93" chart:label-cell-address="Planilha1.C86:Planilha1.C86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e</text:p>
                <draw:g>
                  <svg:desc>Planilha1.C86:Planilha1.C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0</text:p>
                <draw:g>
                  <svg:desc>Planilha1.B87:Planilha1.B93</svg:desc>
                </draw:g>
              </table:table-cell>
              <table:table-cell office:value-type="float" office:value="327">
                <text:p>327</text:p>
                <draw:g>
                  <svg:desc>Planilha1.C87:Planilha1.C93</svg:desc>
                </draw:g>
              </table:table-cell>
            </table:table-row>
            <table:table-row>
              <table:table-cell office:value-type="string">
                <text:p>501-1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1-1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1-2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1-2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1-30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01-350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21cm" svg:height="7.639cm" xlink:href=".." xlink:type="simple" chart:class="chart:bar" chart:style-name="ch1">
        <chart:title svg:x="3.402cm" svg:y="0.287cm" chart:style-name="ch2">
          <text:p>Colombia/Contagio</text:p>
        </chart:title>
        <chart:legend chart:legend-position="end" svg:x="8.454cm" svg:y="3.506cm" style:legend-expansion="high" chart:style-name="ch3"/>
        <chart:plot-area chart:style-name="ch4" table:cell-range-address="Planilha1.B95:Planilha1.C102" chart:data-source-has-labels="both" svg:x="0.214cm" svg:y="1.23cm" svg:width="8.026cm" svg:height="6.257cm">
          <chartooo:coordinate-region svg:x="1.312cm" svg:y="1.23cm" svg:width="6.928cm" svg:height="4.211cm"/>
          <chart:axis chart:dimension="x" chart:name="primary-x" chart:style-name="ch5" chartooo:axis-type="auto">
            <chartooo:date-scale/>
            <chart:categories table:cell-range-address="Planilha1.B96:Planilha1.B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96:Planilha1.C102" chart:label-cell-address="Planilha1.C95:Planilha1.C95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gio</text:p>
                <draw:g>
                  <svg:desc>Planilha1.C95:Planilha1.C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0</text:p>
                <draw:g>
                  <svg:desc>Planilha1.B96:Planilha1.B102</svg:desc>
                </draw:g>
              </table:table-cell>
              <table:table-cell office:value-type="float" office:value="8339">
                <text:p>8339</text:p>
                <draw:g>
                  <svg:desc>Planilha1.C96:Planilha1.C102</svg:desc>
                </draw:g>
              </table:table-cell>
            </table:table-row>
            <table:table-row>
              <table:table-cell office:value-type="string">
                <text:p>501-100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001-150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501-200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001-25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01-3000</text:p>
              </table:table-cell>
              <table:table-cell office:value-type="float" office:value="7655">
                <text:p>7655</text:p>
              </table:table-cell>
            </table:table-row>
            <table:table-row>
              <table:table-cell office:value-type="string">
                <text:p>3001-3500</text:p>
              </table:table-cell>
              <table:table-cell office:value-type="float" office:value="446">
                <text:p>4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45cm" svg:height="8.215cm" xlink:href=".." xlink:type="simple" chart:class="chart:bar" chart:style-name="ch1">
        <chart:title svg:x="4.339cm" svg:y="0.299cm" chart:style-name="ch2">
          <text:p>Geral/Mortes</text:p>
        </chart:title>
        <chart:legend chart:legend-position="end" svg:x="9.753cm" svg:y="3.794cm" style:legend-expansion="high" chart:style-name="ch3"/>
        <chart:plot-area chart:style-name="ch4" table:cell-range-address="Planilha1.B113:Planilha1.C122" chart:data-source-has-labels="both" svg:x="0.228cm" svg:y="1.254cm" svg:width="9.297cm" svg:height="6.797cm">
          <chartooo:coordinate-region svg:x="1.326cm" svg:y="1.254cm" svg:width="8.199cm" svg:height="4.751cm"/>
          <chart:axis chart:dimension="x" chart:name="primary-x" chart:style-name="ch5" chartooo:axis-type="auto">
            <chartooo:date-scale/>
            <chart:categories table:cell-range-address="Planilha1.B114:Planilha1.B1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114:Planilha1.C122" chart:label-cell-address="Planilha1.C113:Planilha1.C11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e</text:p>
                <draw:g>
                  <svg:desc>Planilha1.C113:Planilha1.C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0</text:p>
                <draw:g>
                  <svg:desc>Planilha1.B114:Planilha1.B122</svg:desc>
                </draw:g>
              </table:table-cell>
              <table:table-cell office:value-type="float" office:value="3584">
                <text:p>3584</text:p>
                <draw:g>
                  <svg:desc>Planilha1.C114:Planilha1.C122</svg:desc>
                </draw:g>
              </table:table-cell>
            </table:table-row>
            <table:table-row>
              <table:table-cell office:value-type="string">
                <text:p>501-1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01-1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1-2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1-25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01-30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01-3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01-4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01-450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95cm" svg:height="8.251cm" xlink:href=".." xlink:type="simple" chart:class="chart:bar" chart:style-name="ch1">
        <chart:title svg:x="4.561cm" svg:y="0.3cm" chart:style-name="ch2">
          <text:p>Geral/Contagios</text:p>
        </chart:title>
        <chart:legend chart:legend-position="end" svg:x="10.228cm" svg:y="3.812cm" style:legend-expansion="high" chart:style-name="ch3"/>
        <chart:plot-area chart:style-name="ch4" table:cell-range-address="Planilha1.B124:Planilha1.C133" chart:data-source-has-labels="both" svg:x="0.249cm" svg:y="1.256cm" svg:width="9.73cm" svg:height="6.83cm">
          <chartooo:coordinate-region svg:x="1.77cm" svg:y="1.256cm" svg:width="8.209cm" svg:height="4.784cm"/>
          <chart:axis chart:dimension="x" chart:name="primary-x" chart:style-name="ch5" chartooo:axis-type="auto">
            <chartooo:date-scale/>
            <chart:categories table:cell-range-address="Planilha1.B125:Planilha1.B1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125:Planilha1.C133" chart:label-cell-address="Planilha1.C124:Planilha1.C124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gio</text:p>
                <draw:g>
                  <svg:desc>Planilha1.C124:Planilha1.C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00</text:p>
                <draw:g>
                  <svg:desc>Planilha1.B125:Planilha1.B133</svg:desc>
                </draw:g>
              </table:table-cell>
              <table:table-cell office:value-type="float" office:value="108677">
                <text:p>108677</text:p>
                <draw:g>
                  <svg:desc>Planilha1.C125:Planilha1.C133</svg:desc>
                </draw:g>
              </table:table-cell>
            </table:table-row>
            <table:table-row>
              <table:table-cell office:value-type="string">
                <text:p>501-100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01-15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501-200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2001-2500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2501-3000</text:p>
              </table:table-cell>
              <table:table-cell office:value-type="float" office:value="8737">
                <text:p>8737</text:p>
              </table:table-cell>
            </table:table-row>
            <table:table-row>
              <table:table-cell office:value-type="string">
                <text:p>3001-3500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3501-400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001-4500</text:p>
              </table:table-cell>
              <table:table-cell office:value-type="float" office:value="297">
                <text:p>2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